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rison.getMon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DateTool.whenIs( Object th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.locale( Locale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arison.get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DateTool.difference( Object now , Object th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parisonDateTool.toString( long ms , int type , int depth , boolean abbr , Locale loc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9">
            <text:p text:style-name="Table_20_Contents">19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Comparison.getMin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DateTool.toWeeks( long 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DateTool.toYears( long 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.getHo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DateTool.toHours( long 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.abbr( boolean abb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arison.getDif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arison.depth( int 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arisonDateTool.configure( ValueParser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mparis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arison.getAbb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.getMilli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.getRel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arisonDateTool.toMonths( long 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DateTool.whenIs( Object now , Object th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.getD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DateTool.toSeconds( long 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.get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.getWee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DateTool.toMinutes( long 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.Comparison( long ms , int type , int depth , boolean abbr , Locale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arisonDateTool.toString( long diff , int maxUnitDepth , boolean abbreviate , Locale local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Comparison.getYe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DateTool.compare( Object now , Object then , int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arisonDateTool.toDays( long 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DateTool.getText( String key , Locale loca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